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Arial" fo:font-size="11pt" officeooo:rsid="000a42b7" officeooo:paragraph-rsid="001e662b" style:font-size-asian="11pt" style:font-size-complex="11pt"/>
    </style:style>
    <style:style style:name="P3" style:family="paragraph" style:parent-style-name="Table_20_Contents">
      <style:text-properties officeooo:rsid="001e662b" officeooo:paragraph-rsid="001e662b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able_20_Contents">
      <style:text-properties officeooo:rsid="001f8a99" officeooo:paragraph-rsid="001f8a99"/>
    </style:style>
    <style:style style:name="P6" style:family="paragraph" style:parent-style-name="Azione_20_sistema">
      <style:text-properties officeooo:rsid="001e662b" officeooo:paragraph-rsid="001e662b"/>
    </style:style>
    <style:style style:name="P7" style:family="paragraph" style:parent-style-name="Azione_20_sistema">
      <style:paragraph-properties fo:margin-left="0cm" fo:margin-right="0cm" fo:text-indent="0cm" style:auto-text-indent="false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style:font-name="Arial" fo:font-size="11pt" officeooo:rsid="000a42b7" officeooo:paragraph-rsid="001e662b" style:font-name-asian="Times New Roman1" style:font-size-asian="11pt" style:font-name-complex="Times New Roman1" style:font-size-complex="11pt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200bcc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attore">
      <style:text-properties officeooo:rsid="001e662b" officeooo:paragraph-rsid="001e662b"/>
    </style:style>
    <style:style style:name="T1" style:family="text">
      <style:text-properties officeooo:rsid="001e662b"/>
    </style:style>
    <style:style style:name="T2" style:family="text">
      <style:text-properties officeooo:rsid="001e2c83"/>
    </style:style>
    <style:style style:name="T3" style:family="text">
      <style:text-properties officeooo:rsid="001f8a99"/>
    </style:style>
    <style:style style:name="T4" style:family="text">
      <style:text-properties officeooo:rsid="001ee7e5"/>
    </style:style>
    <style:style style:name="T5" style:family="text">
      <style:text-properties officeooo:rsid="000425b2"/>
    </style:style>
    <style:style style:name="T6" style:family="text">
      <style:text-properties officeooo:rsid="00200bcc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Visualizza lista dei tirocinant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<text:span text:style-name="T3">Responsabile scientifico</text:span> specializza dirigente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deve accedere al sistema ed essere riconosciuto come <text:span text:style-name="T2">responsabile scientifico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378558" text:style-name="Numerazione_20_UC">
              <text:list-item text:start-value="1">
                <text:p text:style-name="P10"><text:span text:style-name="T3">Il responsabile scientifico</text:span> entra nell'area per visualizzare l'elenco dei tirocinanti.</text:p>
              </text:list-item>
              <text:list-item>
                <text:p text:style-name="P6">Il sistema riceve la richiesta e risponde inviando la lista all' <text:span text:style-name="T3">responsabile scientifico</text:span>.</text:p>
              </text:list-item>
              <text:list-item>
                <text:p text:style-name="P10"><text:span text:style-name="T3">Il responsabile scientifico</text:span> prende visione della lista, legge le informazioni ed esce.</text:p>
                <text:p text:style-name="P7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3">Il responsabile scientifico</text:span> chiude l'area relativa alla visualizzazione dei tirocinan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362562" text:style-name="L1">
              <text:list-item>
                <text:p text:style-name="P8"><text:span text:style-name="T2">Il </text:span><text:span text:style-name="T3">responsabile scientifico</text:span><text:span text:style-name="T1"> </text:span>visualizza un messaggio d'errore che spiega il tipo d'errore riscont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Il <text:span text:style-name="T3">responsabile scientifico</text:span> riceve la lista dei tirocinanti o il messaggio d'errore entro 20 secondi.</text:p>
          </table:table-cell>
        </table:table-row>
      </table:table>
      <text:p text:style-name="P9">UC <text:span text:style-name="T4">7</text:span><text:span text:style-name="T6">b</text:span>: <text:span text:style-name="T6">Il responsabile scientifico</text:span><text:span text:style-name="T4"> visualizza la lista dei tirocinant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4</meta:editing-cycles>
    <meta:generator>LibreOffice/3.6$Windows_x86 LibreOffice_project/da8c1e6-fd468f4-454e206-f42a4a9-143cfd</meta:generator>
    <dc:date>2012-10-24T19:24:04.03</dc:date>
    <meta:document-statistic meta:table-count="1" meta:image-count="0" meta:object-count="0" meta:page-count="1" meta:paragraph-count="19" meta:word-count="126" meta:character-count="954" meta:non-whitespace-character-count="851"/>
  </office:meta>
</office:document-meta>
</file>